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df6b9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f6b9"/>
    </style:style>
    <style:style style:name="P4" style:family="paragraph" style:parent-style-name="Standard">
      <style:paragraph-properties fo:text-align="start" style:justify-single-word="false"/>
      <style:text-properties officeooo:paragraph-rsid="002125a4"/>
    </style:style>
    <style:style style:name="P5" style:family="paragraph" style:parent-style-name="Standard">
      <style:paragraph-properties fo:text-align="start" style:justify-single-word="false"/>
      <style:text-properties officeooo:paragraph-rsid="0021d9d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df6b9" officeooo:paragraph-rsid="001df6b9"/>
    </style:style>
    <style:style style:name="P7" style:family="paragraph" style:parent-style-name="Standard">
      <style:paragraph-properties fo:text-align="start" style:justify-single-word="false"/>
      <style:text-properties officeooo:rsid="002125a4" officeooo:paragraph-rsid="002125a4"/>
    </style:style>
    <style:style style:name="P8" style:family="paragraph" style:parent-style-name="Standard">
      <style:paragraph-properties fo:text-align="start" style:justify-single-word="false"/>
      <style:text-properties officeooo:rsid="002125a4" officeooo:paragraph-rsid="00224e51"/>
    </style:style>
    <style:style style:name="P9" style:family="paragraph" style:parent-style-name="Standard">
      <style:paragraph-properties fo:text-align="center" style:justify-single-word="false"/>
      <style:text-properties fo:font-size="16pt" officeooo:rsid="00224e51" officeooo:paragraph-rsid="00224e5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1da91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df6b9" style:font-size-asian="14pt" style:font-size-complex="14pt"/>
    </style:style>
    <style:style style:name="T4" style:family="text">
      <style:text-properties fo:font-size="14pt" officeooo:rsid="001f3d5c" style:font-size-asian="14pt" style:font-size-complex="14pt"/>
    </style:style>
    <style:style style:name="T5" style:family="text">
      <style:text-properties fo:font-size="14pt" officeooo:rsid="002125a4" style:font-size-asian="14pt" style:font-size-complex="14pt"/>
    </style:style>
    <style:style style:name="T6" style:family="text">
      <style:text-properties fo:font-size="14pt" officeooo:rsid="0021d9da" style:font-size-asian="14pt" style:font-size-complex="14pt"/>
    </style:style>
    <style:style style:name="T7" style:family="text">
      <style:text-properties fo:font-size="14pt" officeooo:rsid="00224e51" style:font-size-asian="14pt" style:font-size-complex="14pt"/>
    </style:style>
    <style:style style:name="T8" style:family="text">
      <style:text-properties fo:font-size="14pt" officeooo:rsid="0023c45d" style:font-size-asian="14pt" style:font-size-complex="14pt"/>
    </style:style>
    <style:style style:name="T9" style:family="text">
      <style:text-properties officeooo:rsid="002125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ção do Trabalho <text:span text:style-name="T1">2</text:span> de Linguagem de Programação</text:p>
      <text:p text:style-name="P10">Departamento de Ciência da Computação DCC – UFJF</text:p>
      <text:p text:style-name="P10"/>
      <text:p text:style-name="P10">Professor: Leonardo Vieira dos Santos Reis</text:p>
      <text:p text:style-name="P10"/>
      <text:p text:style-name="P10">Nome: Guilherme Fiorini Justen</text:p>
      <text:p text:style-name="P10">Matrícula: 201965041AC</text:p>
      <text:p text:style-name="P1"/>
      <text:p text:style-name="P4"><text:span text:style-name="T5">O fluxo principal da aplicação é feito em duas funções. A função main, e a função game.</text:span></text:p>
      <text:p text:style-name="P4"><text:span text:style-name="T5"/></text:p>
      <text:p text:style-name="P9"><text:span text:style-name="T9">M</text:span>ain</text:p>
      <text:p text:style-name="P4"><text:span text:style-name="T5"/></text:p>
      <text:p text:style-name="P4"><text:span text:style-name="T5">A função main é a função principal. Seu tipo é IO (). Ela é quem gera uma senha aleatória, e passa essa senha para a função game, onde o CriptoGame realmente vai acontecer. O usuário irá ficar na função game até vencer o CriptoGame, e depois voltará para a função main, onde será informado que venceu o jogo e verá quantas rodadas foram necessárias. Após, será perguntado pela função main se deseja jogar o jogo novamente ou não.</text:span></text:p>
      <text:p text:style-name="P4"><text:span text:style-name="T5"/></text:p>
      <text:p text:style-name="P9"><text:span text:style-name="T9">G</text:span>ame</text:p>
      <text:p text:style-name="P4"><text:span text:style-name="T5"/></text:p>
      <text:p text:style-name="P8"><text:span text:style-name="T2">A outra função principal é a game. Nela é onde o CriptoGame está de fato. Ela recebe como parâmetro uma lista, que é a senha gerada aleatoriamente, e um contador, que inicialmente é igual a 1, e será incrementado a cada chamada da função, resultando no número de tentativas necessárias para vencer o jogo.</text:span></text:p>
      <text:p text:style-name="P8"><text:span text:style-name="T2"/></text:p>
      <text:p text:style-name="P8"><text:span text:style-name="T7">C</text:span><text:span text:style-name="T2">ada vez que game é executada, uma tentativa é feita. Para isso, a função game deve então pegar o input do usuário, através da função get_input, e transformar este input em uma lista. </text:span></text:p>
      <text:p text:style-name="P7"><text:span text:style-name="T2"/></text:p>
      <text:p text:style-name="P7"><text:span text:style-name="T2">Depois, será calculado o número de acertos totais e parciais do usuário. Para calcular os acertos totais, a estratégia usada foi filtrar somente os elementos </text:span><text:span text:style-name="T8">da senha e do input </text:span><text:span text:style-name="T2">que são iguais posição a posição, e depois calcular o tamanho desta lista. </text:span><text:span text:style-name="T8">Para filtrar foi usada a função filter, e para checar se um valor for igual a outro foi usada a função zipWith junto do operador (==).</text:span></text:p>
      <text:p text:style-name="P7"><text:span text:style-name="T2"/></text:p>
      <text:p text:style-name="P4"><text:span text:style-name="T5">Os acertos parciais foram calculados através da função get_partial_hits, explicada melhor na próxima seção. Ela retorna um inteiro, que é o número de elementos </text:span><text:span text:style-name="T6">que não estão presentes na senha e no input do usuário. Este número quando subtraído de 4, que é o tamanho da senha e do input, representa a quantidade de </text:span><text:span text:style-name="T8">e</text:span><text:span text:style-name="T6">lementos iguais </text:span><text:soft-page-break/><text:span text:style-name="T6">em ambas as listas. Ao final, ainda é necessário subtrair deste número a quantidade de acertos totais, para que de fato sejam contabilizados somente os acertos parciais.</text:span></text:p>
      <text:p text:style-name="P4"><text:span text:style-name="T6"/></text:p>
      <text:p text:style-name="P5"><text:span text:style-name="T6">Após o cálculo dos acertos parciais e totais, a função game vai informar ao usuário quantos acertos totais e parciais ele teve, e verificar se ele acertou a senha. Caso ele tenha a acertado, ele irá retornar para a função main com o número de tentativas necessárias para acertar, representado pela variável counter. Caso contrário, a função <text:s/>game será novamente <text:s/>chamada, passando a senha, inalterada, e a variável counter, incrementando-a em 1.</text:span></text:p>
      <text:p text:style-name="P1"/>
      <text:p text:style-name="P2"><text:span text:style-name="T3">Para melhor legibilidade e redigibilidade do código, foram desenvolvidas funções auxiliares, descritas a seguir:</text:span></text:p>
      <text:p text:style-name="P2"><text:span text:style-name="T3"/></text:p>
      <text:list xml:id="list424468144" text:style-name="L1">
        <text:list-item>
          <text:p text:style-name="P3"><text:span text:style-name="T3">get_input – Esta função é responsável por informar ao usuário que ele deve digitar uma senha de 4 dígitos por meio do caractere “?”, e por pegar o input do usuário. Ela é simples, feita com funções IO, e retorna uma string contendo o input do usuário.</text:span></text:p>
          <text:p text:style-name="P3"><text:span text:style-name="T3"/></text:p>
        </text:list-item>
        <text:list-item>
          <text:p text:style-name="P3"><text:span text:style-name="T3">“get_elt” – Esse é um bloco de funções, first_elt, second_elt, third_elt e forth_elt. Essas funções retornam o i-ésimo elemento de uma lista, onde i vai de 1 até 4. São feitas com o operador cons “:”.</text:span></text:p>
          <text:p text:style-name="P3"><text:span text:style-name="T3"/></text:p>
        </text:list-item>
        <text:list-item>
          <text:p text:style-name="P3"><text:span text:style-name="T3">get_partial_hits – Esta função auxiliar ajuda no cálculo do número de acertos parciais do usuário. Ela recebe duas listas, a senha e o input do usuário. Ela tenta, para cada elemento do input, remover um elemento da senha, mas somente se ele estiver presente na senha. </text:span><text:span text:style-name="T6">Assim, </text:span><text:span text:style-name="T8">no final, </text:span><text:span text:style-name="T6">somente ficarão na lista os elementos que não estão presentes no input, mas estão presentes na senha. </text:span><text:span text:style-name="T3">Após a execução deste comando para cada elemento do input, ela retorna o tamanho da lista final com os elementos removidos.</text:span></text:p>
          <text:p text:style-name="P3"><text:span text:style-name="T3"/></text:p>
        </text:list-item>
        <text:list-item>
          <text:p text:style-name="P3"><text:span text:style-name="T3">generate_password – Esta função é responsável por gerar uma senha aleatória, contendo 4 dígitos entre 1 a 6. </text:span><text:span text:style-name="T4">Ela usa a função replicateM da biblioteca Control.Monad, e a função randomRIO da biblioteca System.Random. A replicateM replica um certo argumento x vezes dentro de uma lista. No meu caso, repliquei 4 vezes um número aleatório (gerado através do randomRIO). Com o uso do operador “$”, os 4 valores são colocados em uma lista.</text:span></text:p>
          <text:p text:style-name="P3"><text:span text:style-name="T4"/></text:p>
        </text:list-item>
        <text:list-item>
          <text:p text:style-name="P6"><text:span text:style-name="T2">remove_elt – </text:span><text:span text:style-name="T4">Esta função remove a primeira ocorrência de um elemento de uma lista. Ela recebe dois parâmetros, o valor do elemento a ser removido, e uma lista. Ela foi implementada usando casamento de padrão, guardas e recursã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8:17:23.194074219</meta:creation-date>
    <dc:date>2022-07-05T19:03:49.755191921</dc:date>
    <meta:editing-duration>PT23M3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733" meta:character-count="4287" meta:non-whitespace-character-count="3574"/>
  </office:meta>
</office:document-meta>
</file>